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arie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4a6" officeooo:paragraph-rsid="0016c4a6"/>
    </style:style>
    <style:style style:name="P2" style:family="paragraph" style:parent-style-name="Standard">
      <style:text-properties officeooo:paragraph-rsid="0016c4a6"/>
    </style:style>
    <style:style style:name="P3" style:family="paragraph" style:parent-style-name="Standard">
      <style:text-properties officeooo:rsid="00181a91" officeooo:paragraph-rsid="00181a91"/>
    </style:style>
    <style:style style:name="T1" style:family="text">
      <style:text-properties officeooo:rsid="0016c4a6"/>
    </style:style>
    <style:style style:name="T2" style:family="text">
      <style:text-properties officeooo:rsid="00181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url -i: fetches just headers</text:p>
      <text:p text:style-name="P1"/>
      <text:p text:style-name="P1">2. curl -<text:span text:style-name="T2">o:</text:span> Downloads into a zip you can also name it as well.</text:p>
      <text:p text:style-name="P1"/>
      <text:p text:style-name="P2"><text:span text:style-name="T1">3. curl -q: </text:span><text:span text:style-name="T2">you can disable files</text:span></text:p>
      <text:p text:style-name="P3"/>
      <text:p text:style-name="P3">4. curl -0 url1 -0 url2: multiple websites at the time</text:p>
      <text:p text:style-name="P3"/>
      <text:p text:style-name="P3">5. curl -h: shows a list of command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arie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09:41:26.804000000</meta:creation-date>
    <dc:date>2021-08-03T10:01:31.719000000</dc:date>
    <meta:editing-duration>PT9M24S</meta:editing-duration>
    <meta:editing-cycles>1</meta:editing-cycles>
    <meta:document-statistic meta:table-count="0" meta:image-count="0" meta:object-count="0" meta:page-count="1" meta:paragraph-count="5" meta:word-count="46" meta:character-count="217" meta:non-whitespace-character-count="176"/>
    <meta:generator>LibreOffice/7.1.0.3$Windows_X86_64 LibreOffice_project/f6099ecf3d29644b5008cc8f48f42f4a40986e4c</meta:generator>
  </office:meta>
</office:document-meta>
</file>